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czar1" svg:font-family="Ecz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P1" style:family="paragraph" style:parent-style-name="Standard">
      <style:text-properties officeooo:rsid="00054add" officeooo:paragraph-rsid="00054add"/>
    </style:style>
    <style:style style:name="P2" style:family="paragraph" style:parent-style-name="Standard">
      <style:text-properties officeooo:rsid="00054add" officeooo:paragraph-rsid="0006f550"/>
    </style:style>
    <style:style style:name="P3" style:family="paragraph" style:parent-style-name="Standard">
      <style:text-properties style:text-underline-style="solid" style:text-underline-width="auto" style:text-underline-color="font-color" officeooo:rsid="00054add" officeooo:paragraph-rsid="000ccdaf"/>
    </style:style>
    <style:style style:name="P4" style:family="paragraph" style:parent-style-name="Standard">
      <style:text-properties style:text-underline-style="solid" style:text-underline-width="auto" style:text-underline-color="font-color" officeooo:rsid="00054add" officeooo:paragraph-rsid="0034dc9d"/>
    </style:style>
    <style:style style:name="P5" style:family="paragraph" style:parent-style-name="Standard">
      <style:text-properties style:text-underline-style="solid" style:text-underline-width="auto" style:text-underline-color="font-color" officeooo:rsid="00054add" officeooo:paragraph-rsid="006753b4"/>
    </style:style>
    <style:style style:name="P6" style:family="paragraph" style:parent-style-name="Standard">
      <style:text-properties style:text-underline-style="solid" style:text-underline-width="auto" style:text-underline-color="font-color" officeooo:rsid="000ccdaf" officeooo:paragraph-rsid="00104917"/>
    </style:style>
    <style:style style:name="P7" style:family="paragraph" style:parent-style-name="Standard">
      <style:text-properties style:text-underline-style="solid" style:text-underline-width="auto" style:text-underline-color="font-color" officeooo:rsid="000ccdaf" officeooo:paragraph-rsid="006753b4"/>
    </style:style>
    <style:style style:name="P8" style:family="paragraph" style:parent-style-name="Standard">
      <style:text-properties style:text-underline-style="solid" style:text-underline-width="auto" style:text-underline-color="font-color" officeooo:rsid="00703840" officeooo:paragraph-rsid="00703840"/>
    </style:style>
    <style:style style:name="P9" style:family="paragraph" style:parent-style-name="Standard">
      <style:text-properties officeooo:rsid="0006f550" officeooo:paragraph-rsid="0006f550"/>
    </style:style>
    <style:style style:name="P10" style:family="paragraph" style:parent-style-name="Standard">
      <style:text-properties officeooo:rsid="0006f550" officeooo:paragraph-rsid="001be956"/>
    </style:style>
    <style:style style:name="P11" style:family="paragraph" style:parent-style-name="Standard">
      <style:text-properties officeooo:rsid="0006f550" officeooo:paragraph-rsid="0023ecda"/>
    </style:style>
    <style:style style:name="P12" style:family="paragraph" style:parent-style-name="Standard">
      <style:text-properties style:text-underline-style="none" officeooo:rsid="00054add" officeooo:paragraph-rsid="0034dc9d"/>
    </style:style>
    <style:style style:name="P13" style:family="paragraph" style:parent-style-name="Standard">
      <style:text-properties style:text-underline-style="none" officeooo:rsid="00054add" officeooo:paragraph-rsid="000ccdaf"/>
    </style:style>
    <style:style style:name="P14" style:family="paragraph" style:parent-style-name="Standard">
      <style:text-properties style:text-underline-style="none" officeooo:rsid="000ccdaf" officeooo:paragraph-rsid="006753b4"/>
    </style:style>
    <style:style style:name="P15" style:family="paragraph" style:parent-style-name="Standard">
      <style:text-properties style:text-underline-style="none" officeooo:rsid="006753b4" officeooo:paragraph-rsid="006753b4"/>
    </style:style>
    <style:style style:name="P16" style:family="paragraph" style:parent-style-name="Standard">
      <style:text-properties style:text-underline-style="none" officeooo:rsid="006753b4" officeooo:paragraph-rsid="006a47a2"/>
    </style:style>
    <style:style style:name="P17" style:family="paragraph" style:parent-style-name="Standard">
      <style:text-properties style:text-underline-style="none" officeooo:rsid="006c9da8" officeooo:paragraph-rsid="006c9da8"/>
    </style:style>
    <style:style style:name="P18" style:family="paragraph" style:parent-style-name="Standard">
      <style:text-properties officeooo:rsid="002d10e3" officeooo:paragraph-rsid="002ac480"/>
    </style:style>
    <style:style style:name="P19" style:family="paragraph" style:parent-style-name="Standard">
      <style:text-properties officeooo:rsid="004857ec" officeooo:paragraph-rsid="004857ec"/>
    </style:style>
    <style:style style:name="P20" style:family="paragraph" style:parent-style-name="Standard">
      <style:text-properties officeooo:rsid="004857ec" officeooo:paragraph-rsid="0048a86a"/>
    </style:style>
    <style:style style:name="P21" style:family="paragraph" style:parent-style-name="Standard">
      <style:text-properties officeooo:rsid="004857ec" officeooo:paragraph-rsid="004e5bd9"/>
    </style:style>
    <style:style style:name="P22" style:family="paragraph" style:parent-style-name="Standard">
      <style:text-properties officeooo:rsid="004857ec" officeooo:paragraph-rsid="0050ebf3"/>
    </style:style>
    <style:style style:name="P23" style:family="paragraph" style:parent-style-name="Standard">
      <style:text-properties officeooo:rsid="004857ec" officeooo:paragraph-rsid="006753b4"/>
    </style:style>
    <style:style style:name="P24" style:family="paragraph" style:parent-style-name="Standard">
      <style:text-properties officeooo:rsid="00488e1a" officeooo:paragraph-rsid="00488e1a"/>
    </style:style>
    <style:style style:name="P25" style:family="paragraph" style:parent-style-name="Standard">
      <style:text-properties officeooo:rsid="00088bc5" officeooo:paragraph-rsid="004a5e74"/>
    </style:style>
    <style:style style:name="P26" style:family="paragraph" style:parent-style-name="Standard">
      <style:text-properties officeooo:rsid="00088bc5" officeooo:paragraph-rsid="0056efed"/>
    </style:style>
    <style:style style:name="P27" style:family="paragraph" style:parent-style-name="Standard">
      <style:text-properties officeooo:rsid="00088bc5" officeooo:paragraph-rsid="00889344"/>
    </style:style>
    <style:style style:name="P28" style:family="paragraph" style:parent-style-name="Standard">
      <style:text-properties officeooo:rsid="001a9c0b" officeooo:paragraph-rsid="004cf6a6"/>
    </style:style>
    <style:style style:name="P29" style:family="paragraph" style:parent-style-name="Standard">
      <style:text-properties officeooo:rsid="0018db93" officeooo:paragraph-rsid="004a5e74"/>
    </style:style>
    <style:style style:name="P30" style:family="paragraph" style:parent-style-name="Standard">
      <style:text-properties officeooo:rsid="004cf6a6" officeooo:paragraph-rsid="004e5bd9"/>
    </style:style>
    <style:style style:name="P31" style:family="paragraph" style:parent-style-name="Standard">
      <style:text-properties officeooo:rsid="004e5bd9" officeooo:paragraph-rsid="004e5bd9"/>
    </style:style>
    <style:style style:name="P32" style:family="paragraph" style:parent-style-name="Standard">
      <style:text-properties officeooo:rsid="005011f1" officeooo:paragraph-rsid="00606594"/>
    </style:style>
    <style:style style:name="P33" style:family="paragraph" style:parent-style-name="Standard">
      <style:text-properties officeooo:rsid="0053463d" officeooo:paragraph-rsid="0053463d"/>
    </style:style>
    <style:style style:name="P34" style:family="paragraph" style:parent-style-name="Standard">
      <style:text-properties officeooo:rsid="0053463d" officeooo:paragraph-rsid="006539dd"/>
    </style:style>
    <style:style style:name="P35" style:family="paragraph" style:parent-style-name="Standard">
      <style:text-properties officeooo:rsid="00555fc6" officeooo:paragraph-rsid="00555fc6"/>
    </style:style>
    <style:style style:name="P36" style:family="paragraph" style:parent-style-name="Standard">
      <style:text-properties officeooo:rsid="0055b6ee" officeooo:paragraph-rsid="0055b6ee"/>
    </style:style>
    <style:style style:name="P37" style:family="paragraph" style:parent-style-name="Standard">
      <style:text-properties officeooo:rsid="0056efed" officeooo:paragraph-rsid="0056efed"/>
    </style:style>
    <style:style style:name="P38" style:family="paragraph" style:parent-style-name="Standard">
      <style:text-properties officeooo:rsid="00606594" officeooo:paragraph-rsid="00606594"/>
    </style:style>
    <style:style style:name="P39" style:family="paragraph" style:parent-style-name="Standard">
      <style:text-properties officeooo:rsid="00606594" officeooo:paragraph-rsid="00703840"/>
    </style:style>
    <style:style style:name="P40" style:family="paragraph" style:parent-style-name="Standard">
      <style:text-properties officeooo:rsid="00606594" officeooo:paragraph-rsid="007e681a"/>
    </style:style>
    <style:style style:name="P41" style:family="paragraph" style:parent-style-name="Standard">
      <style:text-properties officeooo:rsid="006238de" officeooo:paragraph-rsid="006238de"/>
    </style:style>
    <style:style style:name="P42" style:family="paragraph" style:parent-style-name="Standard">
      <style:text-properties officeooo:rsid="006539dd" officeooo:paragraph-rsid="006539dd"/>
    </style:style>
    <style:style style:name="P43" style:family="paragraph" style:parent-style-name="Standard">
      <style:text-properties officeooo:rsid="006539dd" officeooo:paragraph-rsid="00703840"/>
    </style:style>
    <style:style style:name="P44" style:family="paragraph" style:parent-style-name="Standard">
      <style:text-properties officeooo:rsid="0065eabb" officeooo:paragraph-rsid="0065eabb"/>
    </style:style>
    <style:style style:name="P45" style:family="paragraph" style:parent-style-name="Standard">
      <style:text-properties officeooo:rsid="00669a50" officeooo:paragraph-rsid="00669a50"/>
    </style:style>
    <style:style style:name="P46" style:family="paragraph" style:parent-style-name="Standard">
      <style:text-properties officeooo:rsid="006fff62" officeooo:paragraph-rsid="00703840"/>
    </style:style>
    <style:style style:name="P47" style:family="paragraph" style:parent-style-name="Standard">
      <style:text-properties officeooo:rsid="00703840" officeooo:paragraph-rsid="00703840"/>
    </style:style>
    <style:style style:name="P48" style:family="paragraph" style:parent-style-name="Standard">
      <style:text-properties officeooo:rsid="00705e2d" officeooo:paragraph-rsid="00705e2d"/>
    </style:style>
    <style:style style:name="P49" style:family="paragraph" style:parent-style-name="Standard">
      <style:text-properties officeooo:rsid="007161c4" officeooo:paragraph-rsid="007161c4"/>
    </style:style>
    <style:style style:name="P50" style:family="paragraph" style:parent-style-name="Standard">
      <style:text-properties officeooo:rsid="007db8cd" officeooo:paragraph-rsid="007db8cd"/>
    </style:style>
    <style:style style:name="P51" style:family="paragraph" style:parent-style-name="Standard">
      <style:text-properties officeooo:rsid="007e681a" officeooo:paragraph-rsid="007e681a"/>
    </style:style>
    <style:style style:name="P52" style:family="paragraph" style:parent-style-name="Standard">
      <style:text-properties officeooo:rsid="0083ac2a" officeooo:paragraph-rsid="0083ac2a"/>
    </style:style>
    <style:style style:name="P53" style:family="paragraph" style:parent-style-name="Standard">
      <style:text-properties officeooo:rsid="008501a1" officeooo:paragraph-rsid="008501a1"/>
    </style:style>
    <style:style style:name="P54" style:family="paragraph" style:parent-style-name="Standard">
      <style:text-properties officeooo:rsid="0085c6d5" officeooo:paragraph-rsid="0085c6d5"/>
    </style:style>
    <style:style style:name="P55" style:family="paragraph" style:parent-style-name="Standard">
      <style:text-properties style:text-underline-style="none" officeooo:rsid="007ede9a" officeooo:paragraph-rsid="007ede9a"/>
    </style:style>
    <style:style style:name="P56" style:family="paragraph" style:parent-style-name="Standard">
      <style:text-properties style:text-underline-style="none" officeooo:rsid="008c7f59" officeooo:paragraph-rsid="008c7f59"/>
    </style:style>
    <style:style style:name="P57" style:family="paragraph" style:parent-style-name="Standard">
      <style:text-properties style:text-underline-style="none" officeooo:rsid="00054add" officeooo:paragraph-rsid="006753b4"/>
    </style:style>
    <style:style style:name="P58" style:family="paragraph" style:parent-style-name="Standard">
      <style:text-properties style:text-underline-style="none" officeooo:rsid="00054add" officeooo:paragraph-rsid="0006f550"/>
    </style:style>
    <style:style style:name="P59" style:family="paragraph" style:parent-style-name="Standard">
      <style:text-properties style:text-underline-style="none" officeooo:rsid="00054add" officeooo:paragraph-rsid="00606594"/>
    </style:style>
    <style:style style:name="P60" style:family="paragraph" style:parent-style-name="Standard">
      <style:text-properties style:text-underline-style="none" officeooo:rsid="00054add" officeooo:paragraph-rsid="006238de"/>
    </style:style>
    <style:style style:name="P61" style:family="paragraph" style:parent-style-name="Standard">
      <style:text-properties style:text-underline-style="none" officeooo:rsid="00054add" officeooo:paragraph-rsid="0056efed"/>
    </style:style>
    <style:style style:name="P62" style:family="paragraph" style:parent-style-name="Standard">
      <style:text-properties style:text-underline-style="none" officeooo:rsid="00054add" officeooo:paragraph-rsid="008b65d6"/>
    </style:style>
    <style:style style:name="P63" style:family="paragraph" style:parent-style-name="Standard">
      <style:text-properties style:text-underline-style="none" officeooo:rsid="00054add" officeooo:paragraph-rsid="00703840"/>
    </style:style>
    <style:style style:name="P64" style:family="paragraph" style:parent-style-name="Standard">
      <style:text-properties style:text-underline-style="none" officeooo:rsid="00054add" officeooo:paragraph-rsid="007e681a"/>
    </style:style>
    <style:style style:name="P65" style:family="paragraph" style:parent-style-name="Standard">
      <style:text-properties style:text-underline-style="none" officeooo:rsid="00054add" officeooo:paragraph-rsid="0085c6d5"/>
    </style:style>
    <style:style style:name="P66" style:family="paragraph" style:parent-style-name="Standard">
      <style:text-properties style:text-underline-style="none" officeooo:rsid="004857ec" officeooo:paragraph-rsid="004e5bd9"/>
    </style:style>
    <style:style style:name="P67" style:family="paragraph" style:parent-style-name="Standard">
      <style:text-properties style:text-underline-style="none" officeooo:rsid="0055b6ee" officeooo:paragraph-rsid="00555fc6"/>
    </style:style>
    <style:style style:name="P68" style:family="paragraph" style:parent-style-name="Standard">
      <style:text-properties style:text-underline-style="none" officeooo:rsid="0056efed" officeooo:paragraph-rsid="0056efed"/>
    </style:style>
    <style:style style:name="P69" style:family="paragraph" style:parent-style-name="Standard">
      <style:text-properties style:text-underline-style="none" officeooo:rsid="007161c4" officeooo:paragraph-rsid="007161c4"/>
    </style:style>
    <style:style style:name="P70" style:family="paragraph" style:parent-style-name="Standard">
      <style:text-properties style:text-underline-style="none" officeooo:rsid="0083ac2a" officeooo:paragraph-rsid="0083ac2a"/>
    </style:style>
    <style:style style:name="P71" style:family="paragraph" style:parent-style-name="Standard">
      <style:text-properties style:text-underline-style="none" officeooo:rsid="008501a1" officeooo:paragraph-rsid="008501a1"/>
    </style:style>
    <style:style style:name="P72" style:family="paragraph" style:parent-style-name="Standard">
      <style:text-properties style:text-underline-style="none" officeooo:rsid="0085c6d5" officeooo:paragraph-rsid="0085c6d5"/>
    </style:style>
    <style:style style:name="P73" style:family="paragraph" style:parent-style-name="Standard">
      <style:text-properties style:text-underline-style="none" officeooo:rsid="00889344" officeooo:paragraph-rsid="00889344"/>
    </style:style>
    <style:style style:name="P74" style:family="paragraph" style:parent-style-name="Standard">
      <style:text-properties style:text-underline-style="none" officeooo:rsid="004a5e74" officeooo:paragraph-rsid="00889344"/>
    </style:style>
    <style:style style:name="P75" style:family="paragraph" style:parent-style-name="Standard">
      <style:text-properties style:text-underline-style="none" officeooo:rsid="000a6f02" officeooo:paragraph-rsid="0096882e"/>
    </style:style>
    <style:style style:name="P76" style:family="paragraph" style:parent-style-name="Standard">
      <style:text-properties style:text-underline-style="none" officeooo:rsid="0097578a" officeooo:paragraph-rsid="0097578a"/>
    </style:style>
    <style:style style:name="P77" style:family="paragraph" style:parent-style-name="Standard">
      <style:text-properties officeooo:rsid="004857ec" officeooo:paragraph-rsid="0048a86a"/>
    </style:style>
    <style:style style:name="P78" style:family="paragraph" style:parent-style-name="Standard">
      <style:text-properties officeooo:rsid="00088bc5" officeooo:paragraph-rsid="0096882e"/>
    </style:style>
    <style:style style:name="P79" style:family="paragraph" style:parent-style-name="Standard">
      <style:text-properties officeooo:rsid="0018db93" officeooo:paragraph-rsid="0096882e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5d367"/>
    </style:style>
    <style:style style:name="T3" style:family="text">
      <style:text-properties style:text-underline-style="none" officeooo:rsid="0006f550"/>
    </style:style>
    <style:style style:name="T4" style:family="text">
      <style:text-properties style:text-underline-style="none" officeooo:rsid="000ccdaf"/>
    </style:style>
    <style:style style:name="T5" style:family="text">
      <style:text-properties style:text-underline-style="none" officeooo:rsid="000e9d4f"/>
    </style:style>
    <style:style style:name="T6" style:family="text">
      <style:text-properties style:text-underline-style="none" officeooo:rsid="001021b6"/>
    </style:style>
    <style:style style:name="T7" style:family="text">
      <style:text-properties style:text-underline-style="none" officeooo:rsid="00104917"/>
    </style:style>
    <style:style style:name="T8" style:family="text">
      <style:text-properties style:text-underline-style="none" officeooo:rsid="0010c6d7"/>
    </style:style>
    <style:style style:name="T9" style:family="text">
      <style:text-properties style:text-underline-style="none" officeooo:rsid="0012eccc"/>
    </style:style>
    <style:style style:name="T10" style:family="text">
      <style:text-properties style:text-underline-style="none" officeooo:rsid="0024b4c4"/>
    </style:style>
    <style:style style:name="T11" style:family="text">
      <style:text-properties style:text-underline-style="none" officeooo:rsid="000a6f02"/>
    </style:style>
    <style:style style:name="T12" style:family="text">
      <style:text-properties style:text-underline-style="none" officeooo:rsid="0034dc9d"/>
    </style:style>
    <style:style style:name="T13" style:family="text">
      <style:text-properties style:text-underline-style="none" officeooo:rsid="00054add"/>
    </style:style>
    <style:style style:name="T14" style:family="text">
      <style:text-properties style:text-underline-style="none" officeooo:rsid="0048a86a"/>
    </style:style>
    <style:style style:name="T15" style:family="text">
      <style:text-properties style:text-underline-style="none" officeooo:rsid="004a5e74"/>
    </style:style>
    <style:style style:name="T16" style:family="text">
      <style:text-properties style:text-underline-style="none" officeooo:rsid="004e5bd9"/>
    </style:style>
    <style:style style:name="T17" style:family="text">
      <style:text-properties style:text-underline-style="none" officeooo:rsid="0050ebf3"/>
    </style:style>
    <style:style style:name="T18" style:family="text">
      <style:text-properties style:text-underline-style="none" officeooo:rsid="0055b6ee"/>
    </style:style>
    <style:style style:name="T19" style:family="text">
      <style:text-properties style:text-underline-style="none" officeooo:rsid="0056b0ae"/>
    </style:style>
    <style:style style:name="T20" style:family="text">
      <style:text-properties style:text-underline-style="none" officeooo:rsid="0056efed"/>
    </style:style>
    <style:style style:name="T21" style:family="text">
      <style:text-properties style:text-underline-style="none" officeooo:rsid="005a6bc0"/>
    </style:style>
    <style:style style:name="T22" style:family="text">
      <style:text-properties style:text-underline-style="none" officeooo:rsid="005d18e0"/>
    </style:style>
    <style:style style:name="T23" style:family="text">
      <style:text-properties style:text-underline-style="none" officeooo:rsid="005e975b"/>
    </style:style>
    <style:style style:name="T24" style:family="text">
      <style:text-properties style:text-underline-style="none" officeooo:rsid="00602ba7"/>
    </style:style>
    <style:style style:name="T25" style:family="text">
      <style:text-properties style:text-underline-style="none" officeooo:rsid="00606594"/>
    </style:style>
    <style:style style:name="T26" style:family="text">
      <style:text-properties style:text-underline-style="none" officeooo:rsid="0062929f"/>
    </style:style>
    <style:style style:name="T27" style:family="text">
      <style:text-properties style:text-underline-style="none" officeooo:rsid="006539dd"/>
    </style:style>
    <style:style style:name="T28" style:family="text">
      <style:text-properties style:text-underline-style="none" officeooo:rsid="0065eabb"/>
    </style:style>
    <style:style style:name="T29" style:family="text">
      <style:text-properties style:text-underline-style="none" officeooo:rsid="00663212"/>
    </style:style>
    <style:style style:name="T30" style:family="text">
      <style:text-properties style:text-underline-style="none" officeooo:rsid="00669a50"/>
    </style:style>
    <style:style style:name="T31" style:family="text">
      <style:text-properties style:text-underline-style="none" officeooo:rsid="006753b4"/>
    </style:style>
    <style:style style:name="T32" style:family="text">
      <style:text-properties style:text-underline-style="none" officeooo:rsid="0069192f"/>
    </style:style>
    <style:style style:name="T33" style:family="text">
      <style:text-properties style:text-underline-style="none" officeooo:rsid="006a87bc"/>
    </style:style>
    <style:style style:name="T34" style:family="text">
      <style:text-properties style:text-underline-style="none" officeooo:rsid="006c9da8"/>
    </style:style>
    <style:style style:name="T35" style:family="text">
      <style:text-properties style:text-underline-style="none" officeooo:rsid="00703840"/>
    </style:style>
    <style:style style:name="T36" style:family="text">
      <style:text-properties style:text-underline-style="none" officeooo:rsid="00705e2d"/>
    </style:style>
    <style:style style:name="T37" style:family="text">
      <style:text-properties style:text-underline-style="none" officeooo:rsid="00710b4a"/>
    </style:style>
    <style:style style:name="T38" style:family="text">
      <style:text-properties style:text-underline-style="none" officeooo:rsid="00715df2"/>
    </style:style>
    <style:style style:name="T39" style:family="text">
      <style:text-properties style:text-underline-style="none" officeooo:rsid="007161c4"/>
    </style:style>
    <style:style style:name="T40" style:family="text">
      <style:text-properties style:text-underline-style="none" officeooo:rsid="0072726f"/>
    </style:style>
    <style:style style:name="T41" style:family="text">
      <style:text-properties style:text-underline-style="none" officeooo:rsid="0073e7e2"/>
    </style:style>
    <style:style style:name="T42" style:family="text">
      <style:text-properties style:text-underline-style="none" officeooo:rsid="00766feb"/>
    </style:style>
    <style:style style:name="T43" style:family="text">
      <style:text-properties style:text-underline-style="none" officeooo:rsid="00773c1a"/>
    </style:style>
    <style:style style:name="T44" style:family="text">
      <style:text-properties style:text-underline-style="none" officeooo:rsid="007b7688"/>
    </style:style>
    <style:style style:name="T45" style:family="text">
      <style:text-properties style:text-underline-style="none" officeooo:rsid="007d77b0"/>
    </style:style>
    <style:style style:name="T46" style:family="text">
      <style:text-properties style:text-underline-style="none" officeooo:rsid="007db8cd"/>
    </style:style>
    <style:style style:name="T47" style:family="text">
      <style:text-properties style:text-underline-style="none" officeooo:rsid="007e681a"/>
    </style:style>
    <style:style style:name="T48" style:family="text">
      <style:text-properties style:text-underline-style="none" officeooo:rsid="00815db9"/>
    </style:style>
    <style:style style:name="T49" style:family="text">
      <style:text-properties style:text-underline-style="none" officeooo:rsid="0082d9e8"/>
    </style:style>
    <style:style style:name="T50" style:family="text">
      <style:text-properties style:text-underline-style="none" officeooo:rsid="0083ac2a"/>
    </style:style>
    <style:style style:name="T51" style:family="text">
      <style:text-properties style:text-underline-style="none" officeooo:rsid="008501a1"/>
    </style:style>
    <style:style style:name="T52" style:family="text">
      <style:text-properties style:text-underline-style="none" officeooo:rsid="0085c6d5"/>
    </style:style>
    <style:style style:name="T53" style:family="text">
      <style:text-properties style:text-underline-style="none" officeooo:rsid="00889344"/>
    </style:style>
    <style:style style:name="T54" style:family="text">
      <style:text-properties style:text-underline-style="none" officeooo:rsid="008e4ae4"/>
    </style:style>
    <style:style style:name="T55" style:family="text">
      <style:text-properties style:text-underline-style="none" officeooo:rsid="008fd4e1"/>
    </style:style>
    <style:style style:name="T56" style:family="text">
      <style:text-properties style:text-underline-style="none" officeooo:rsid="009105f9"/>
    </style:style>
    <style:style style:name="T57" style:family="text">
      <style:text-properties style:text-underline-style="none" officeooo:rsid="00914b04"/>
    </style:style>
    <style:style style:name="T58" style:family="text">
      <style:text-properties style:text-underline-style="none" officeooo:rsid="0093c062"/>
    </style:style>
    <style:style style:name="T59" style:family="text">
      <style:text-properties style:text-underline-style="none" officeooo:rsid="00941509"/>
    </style:style>
    <style:style style:name="T60" style:family="text">
      <style:text-properties style:text-underline-style="none" officeooo:rsid="0096882e"/>
    </style:style>
    <style:style style:name="T61" style:family="text">
      <style:text-properties officeooo:rsid="0006cb19"/>
    </style:style>
    <style:style style:name="T62" style:family="text">
      <style:text-properties officeooo:rsid="00088bc5"/>
    </style:style>
    <style:style style:name="T63" style:family="text">
      <style:text-properties style:text-position="super 58%"/>
    </style:style>
    <style:style style:name="T64" style:family="text">
      <style:text-properties style:text-position="super 58%" officeooo:rsid="001a9c0b"/>
    </style:style>
    <style:style style:name="T65" style:family="text">
      <style:text-properties style:text-position="super 58%" officeooo:rsid="001bb437"/>
    </style:style>
    <style:style style:name="T66" style:family="text">
      <style:text-properties style:text-position="super 58%" officeooo:rsid="001e7b4c"/>
    </style:style>
    <style:style style:name="T67" style:family="text">
      <style:text-properties style:text-position="super 58%" style:text-underline-style="none"/>
    </style:style>
    <style:style style:name="T68" style:family="text">
      <style:text-properties style:text-position="super 58%" style:text-underline-style="none" officeooo:rsid="0055b6ee"/>
    </style:style>
    <style:style style:name="T69" style:family="text">
      <style:text-properties style:text-position="super 58%" style:text-underline-style="none" officeooo:rsid="0056b0ae"/>
    </style:style>
    <style:style style:name="T70" style:family="text">
      <style:text-properties officeooo:rsid="001a9c0b"/>
    </style:style>
    <style:style style:name="T71" style:family="text">
      <style:text-properties officeooo:rsid="001bb437"/>
    </style:style>
    <style:style style:name="T72" style:family="text">
      <style:text-properties officeooo:rsid="001bc5ca"/>
    </style:style>
    <style:style style:name="T73" style:family="text">
      <style:text-properties officeooo:rsid="001be956"/>
    </style:style>
    <style:style style:name="T74" style:family="text">
      <style:text-properties officeooo:rsid="001e7b4c"/>
    </style:style>
    <style:style style:name="T75" style:family="text">
      <style:text-properties officeooo:rsid="001ea01a"/>
    </style:style>
    <style:style style:name="T76" style:family="text">
      <style:text-properties officeooo:rsid="0024b4c4"/>
    </style:style>
    <style:style style:name="T77" style:family="text">
      <style:text-properties officeooo:rsid="0025aa7e"/>
    </style:style>
    <style:style style:name="T78" style:family="text">
      <style:text-properties officeooo:rsid="004857ec"/>
    </style:style>
    <style:style style:name="T79" style:family="text">
      <style:text-properties officeooo:rsid="0048a86a"/>
    </style:style>
    <style:style style:name="T80" style:family="text">
      <style:text-properties officeooo:rsid="004ce45b"/>
    </style:style>
    <style:style style:name="T81" style:family="text">
      <style:text-properties officeooo:rsid="004cf6a6"/>
    </style:style>
    <style:style style:name="T82" style:family="text">
      <style:text-properties officeooo:rsid="00696e0a"/>
    </style:style>
    <style:style style:name="T83" style:family="text">
      <style:text-properties officeooo:rsid="006c9da8"/>
    </style:style>
    <style:style style:name="T84" style:family="text">
      <style:text-properties officeooo:rsid="006d9be1"/>
    </style:style>
    <style:style style:name="T85" style:family="text">
      <style:text-properties officeooo:rsid="00807f1d"/>
    </style:style>
    <style:style style:name="T86" style:family="text">
      <style:text-properties officeooo:rsid="00954c3f"/>
    </style:style>
    <style:style style:name="T87" style:family="text">
      <style:text-properties officeooo:rsid="009688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___________________________________________________________________________________</text:span><text:span text:style-name="T12">Combo Academy</text:span></text:p>
      <text:p text:style-name="P12"/>
      <text:p text:style-name="P5"><text:span text:style-name="T1">___________________________________________________________________________________</text:span><text:span text:style-name="T31">Index</text:span><text:span text:style-name="T34">es</text:span></text:p>
      <text:p text:style-name="P14"/>
      <text:p text:style-name="P17">Page. <text:span text:style-name="T84">Chapter</text:span>. Title.</text:p>
      <text:p text:style-name="P14"/>
      <text:p text:style-name="P15"><text:span text:style-name="T83">2. </text:span>I. <text:span text:style-name="T83">Disclaimer.</text:span></text:p>
      <text:p text:style-name="P15"><text:span text:style-name="T83">2. </text:span>II. <text:span text:style-name="T83">Basic rules.</text:span></text:p>
      <text:p text:style-name="P15"><text:span text:style-name="T83">2. </text:span>III. <text:span text:style-name="T83">Card basics.</text:span></text:p>
      <text:p text:style-name="P15"><text:span text:style-name="T83">2. </text:span>IV. <text:span text:style-name="T83">Defining “in line” behaviour.</text:span></text:p>
      <text:p text:style-name="P15"><text:span text:style-name="T83">3. </text:span>V. <text:span text:style-name="T83">Pile definitions.</text:span></text:p>
      <text:p text:style-name="P16"><text:span text:style-name="T83">3. </text:span>VI. <text:span text:style-name="T82">Defining “off line” behaviour.</text:span></text:p>
      <text:p text:style-name="P8"><text:span text:style-name="T30">3. </text:span><text:span text:style-name="T1">VII. Terrains.</text:span></text:p>
      <text:p text:style-name="P8"><text:span text:style-name="T30">3. </text:span><text:span text:style-name="T1">VIII. Assists.</text:span></text:p>
      <text:p text:style-name="P55">4. IX. Traps.</text:p>
      <text:p text:style-name="P56">4. X. Rituals.</text:p>
      <text:p text:style-name="P76">4. XI. Combat rules.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"><text:soft-page-break/><text:span text:style-name="T1">___________________________________________________________________________________</text:span><text:span text:style-name="T31">I. </text:span><text:span text:style-name="T4">Disclaimer.</text:span></text:p>
      <text:p text:style-name="P14"/>
      <text:p text:style-name="P7"><text:span text:style-name="T1">This is </text:span><text:span text:style-name="T7">the</text:span><text:span text:style-name="T1"> standard format for the game </text:span><text:span text:style-name="T8">Combo Academy</text:span><text:span text:style-name="T1">.</text:span></text:p>
      <text:p text:style-name="P6"><text:span text:style-name="T6">Having a standard format is good for community building since players will have something in common </text:span><text:span text:style-name="T9">to play, talk about and improve</text:span><text:span text:style-name="T6">, </text:span><text:span text:style-name="T1">but it doesn’t mean </text:span><text:span text:style-name="T6">that </text:span><text:span text:style-name="T1">you can’t try to find the format that best suites your </text:span><text:span text:style-name="T5">expectations </text:span><text:span text:style-name="T6">when you’re just having fun with friends</text:span><text:span text:style-name="T1">. </text:span><text:span text:style-name="T7">Go nuts!</text:span></text:p>
      <text:p text:style-name="P13"/>
      <text:p text:style-name="P3"><text:span text:style-name="T1">___________________________________________________________________________________</text:span><text:span text:style-name="T31">II. </text:span><text:span text:style-name="T2">Basic r</text:span><text:span text:style-name="T1">ules.</text:span></text:p>
      <text:p text:style-name="P13"/>
      <text:p text:style-name="P1">1. This is a competitive <text:span text:style-name="T61">turn-based </text:span>card game for 2 people.</text:p>
      <text:p text:style-name="P1">2. Each player must have a 30 card deck to play.</text:p>
      <text:p text:style-name="P1">3. There can only be 3 copies of each card in a deck.</text:p>
      <text:p text:style-name="P1">4. There can only be 1 copy of an exotic card in a deck.</text:p>
      <text:p text:style-name="P1">5. Exotic cards have asterisks around their names.</text:p>
      <text:p text:style-name="P19">6. The main focus of the game is to send attacks to the foe <text:span text:style-name="T85">using the cards</text:span>.</text:p>
      <text:p text:style-name="P24">7. If the <text:span text:style-name="T80">foe</text:span> cannot reach a greater or equal value <text:span text:style-name="T79">with its defense</text:span>, it takes a hit.</text:p>
      <text:p text:style-name="P24">8. Wins the one who delivers 5 hits first.</text:p>
      <text:p text:style-name="P18"/>
      <text:p text:style-name="P19"><text:span text:style-name="T13">___________________________________________________________________________________</text:span><text:span text:style-name="T31">III. </text:span><text:span text:style-name="T25">Card basics.</text:span></text:p>
      <text:p text:style-name="P58"/>
      <text:p text:style-name="P31"><text:span text:style-name="T1">1</text:span><text:span text:style-name="T14">. </text:span><text:span text:style-name="T1">Each turn the player will have to use cards in hand to deliver an attack AND to defend from one.</text:span></text:p>
      <text:p text:style-name="P31"><text:span text:style-name="T1">2. The 1</text:span><text:span text:style-name="T67">st</text:span><text:span text:style-name="T1"> turn is the only one naturally without anything to defend from.</text:span></text:p>
      <text:p text:style-name="P30"><text:span text:style-name="T16">3</text:span><text:span text:style-name="T1">. Each card plays different</text:span><text:span text:style-name="T48">ly</text:span><text:span text:style-name="T1">, but they have types associated with general behaviours.</text:span></text:p>
      <text:p text:style-name="P21"><text:span text:style-name="T16">4</text:span><text:span text:style-name="T1">. These are the card types:</text:span></text:p>
      <text:p text:style-name="P66"/>
      <text:p text:style-name="P21"><text:span text:style-name="T1"><text:tab/></text:span><text:span text:style-name="T14">a.</text:span><text:span text:style-name="T1"> Attack.</text:span></text:p>
      <text:p text:style-name="P21"><text:span text:style-name="T1"><text:tab/></text:span><text:span text:style-name="T14">b</text:span><text:span text:style-name="T1">. Defense.</text:span></text:p>
      <text:p text:style-name="P21"><text:span text:style-name="T1"><text:tab/></text:span><text:span text:style-name="T14">c</text:span><text:span text:style-name="T1">. Spell.</text:span></text:p>
      <text:p text:style-name="P22"><text:span text:style-name="T1"><text:tab/></text:span><text:span text:style-name="T17">d</text:span><text:span text:style-name="T1">. Terrain.</text:span></text:p>
      <text:p text:style-name="P22"><text:span text:style-name="T1"><text:tab/></text:span><text:span text:style-name="T17">e</text:span><text:span text:style-name="T1">. </text:span><text:span text:style-name="T14">Assist.</text:span></text:p>
      <text:p text:style-name="P23"><text:span text:style-name="T1"><text:tab/></text:span><text:span text:style-name="T14">f. Trap.</text:span></text:p>
      <text:p text:style-name="P57"/>
      <text:p text:style-name="P23"><text:span text:style-name="T13">___________________________________________________________________________________</text:span><text:span text:style-name="T31">IV. </text:span><text:span text:style-name="T13">D</text:span><text:span text:style-name="T25">efining “in line” behaviour.</text:span></text:p>
      <text:p text:style-name="P59"/>
      <text:p text:style-name="P32"><text:span text:style-name="T26">1</text:span><text:span text:style-name="T14">. </text:span><text:span text:style-name="T1">Attack, defense and spell are types that play “in line”.</text:span></text:p>
      <text:p text:style-name="P33"><text:span text:style-name="T26">2</text:span><text:span text:style-name="T14">. “</text:span><text:span text:style-name="T1">In line” means a literal line because these cards are placed orderly from left to right for a combo.</text:span></text:p>
      <text:p text:style-name="P33"><text:span text:style-name="T26">3</text:span><text:span text:style-name="T1">. </text:span><text:span text:style-name="T54">Some cards interact with others by their position in line. </text:span><text:span text:style-name="T55">You may </text:span><text:span text:style-name="T57">NOT</text:span><text:span text:style-name="T55"> rearrange the line for it</text:span><text:span text:style-name="T56">.</text:span></text:p>
      <text:p text:style-name="P35"><text:span text:style-name="T26">4</text:span><text:span text:style-name="T1">. </text:span><text:span text:style-name="T18">A more or less accurate timeline would be:</text:span></text:p>
      <text:p text:style-name="P67"/>
      <text:p text:style-name="P35"><text:span text:style-name="T18"><text:tab/>a. </text:span><text:span text:style-name="T19">Suppose t</text:span><text:span text:style-name="T18">he 1</text:span><text:span text:style-name="T68">st</text:span><text:span text:style-name="T18"> player makes a combo delivering 15 attack.</text:span></text:p>
      <text:p text:style-name="P35"><text:span text:style-name="T18"><text:tab/>b. Let’s also suppose its the 1</text:span><text:span text:style-name="T68">st</text:span><text:span text:style-name="T18"> turn, so defenses were unnecessary.</text:span></text:p>
      <text:p text:style-name="P35"><text:span text:style-name="T18"><text:tab/>c. The combo is still physically in game so the 2</text:span><text:span text:style-name="T68">nd</text:span><text:span text:style-name="T18"> player knows what to </text:span><text:span text:style-name="T49">defend from</text:span><text:span text:style-name="T18">.</text:span></text:p>
      <text:p text:style-name="P36"><text:span text:style-name="T18"><text:tab/>d. </text:span><text:span text:style-name="T19">Then the 2</text:span><text:span text:style-name="T69">nd</text:span><text:span text:style-name="T19"> player is able to defend 17 and avoid the attack with its combo.</text:span></text:p>
      <text:p text:style-name="P25"><text:span text:style-name="T19"><text:tab/>e. The same 2</text:span><text:span text:style-name="T69">nd</text:span><text:span text:style-name="T19"> player combo also contains 20 attack.</text:span></text:p>
      <text:p text:style-name="P26"><text:span text:style-name="T13"><text:tab/></text:span><text:span text:style-name="T18">f. </text:span><text:span text:style-name="T20">Only n</text:span><text:span text:style-name="T19">ow the 1</text:span><text:span text:style-name="T69">st</text:span><text:span text:style-name="T19"> combo (the one that delivered 15 attack) goes to the </text:span><text:span text:style-name="T42">trash</text:span><text:span text:style-name="T19"> pile </text:span><text:span text:style-name="T21">and so forth</text:span><text:span text:style-name="T19">.</text:span></text:p>
      <text:p text:style-name="P60"><text:soft-page-break/>___________________________________________________________________________________</text:p>
      <text:p text:style-name="P41"><text:span text:style-name="T31">V. </text:span><text:span text:style-name="T33">P</text:span><text:span text:style-name="T1">ile definitions.</text:span></text:p>
      <text:p text:style-name="P60"/>
      <text:p text:style-name="P26"><text:span text:style-name="T26">1</text:span><text:span text:style-name="T13">. </text:span><text:span text:style-name="T20">There are 4 piles in game for each player:</text:span></text:p>
      <text:p text:style-name="P68"/>
      <text:p text:style-name="P68"><text:tab/>a. Draw.</text:p>
      <text:p text:style-name="P26"><text:span text:style-name="T20"><text:tab/>b. </text:span><text:span text:style-name="T39">Trash</text:span><text:span text:style-name="T20">.</text:span></text:p>
      <text:p text:style-name="P68"><text:tab/>c. Limbo.</text:p>
      <text:p text:style-name="P26"><text:span text:style-name="T20"><text:tab/>d. </text:span><text:span text:style-name="T37">Pool</text:span><text:span text:style-name="T20">.</text:span></text:p>
      <text:p text:style-name="P68"/>
      <text:p text:style-name="P37"><text:span text:style-name="T26">2</text:span><text:span text:style-name="T1">. The deck is the combination of every pile.</text:span></text:p>
      <text:p text:style-name="P37"><text:span text:style-name="T26">3</text:span><text:span text:style-name="T1">. Draw is where cards are drawn from. Once finished, </text:span><text:span text:style-name="T40">recycle the trash</text:span><text:span text:style-name="T1"> pile and turn it into draw.</text:span></text:p>
      <text:p text:style-name="P37"><text:span text:style-name="T26">4</text:span><text:span text:style-name="T1">. </text:span><text:span text:style-name="T39">Trash</text:span><text:span text:style-name="T1"> is where </text:span><text:span text:style-name="T30">defeated (in the case of assists) or commonly used cards</text:span><text:span text:style-name="T1"> go.</text:span></text:p>
      <text:p text:style-name="P37"><text:span text:style-name="T26">5</text:span><text:span text:style-name="T1">. Limbo is </text:span><text:span text:style-name="T30">where destroyed cards go. C</text:span><text:span text:style-name="T1">ards in here don’t return to </text:span><text:span text:style-name="T22">play</text:span><text:span text:style-name="T1"> </text:span><text:span text:style-name="T23">again </text:span><text:span text:style-name="T1">without </text:span><text:span text:style-name="T24">special</text:span><text:span text:style-name="T1"> effects.</text:span></text:p>
      <text:p text:style-name="P37"><text:span text:style-name="T26">6</text:span><text:span text:style-name="T1">. </text:span><text:span text:style-name="T38">Pool</text:span><text:span text:style-name="T1"> </text:span><text:span text:style-name="T39">is held in hand</text:span><text:span text:style-name="T1"> </text:span><text:span text:style-name="T39">by its player.</text:span></text:p>
      <text:p text:style-name="P69">7. Every pile, but the draw, is viewable at any time for its player.</text:p>
      <text:p text:style-name="P69">8. A player may only have in hands 1 pile at a time, and 0 (zero) before picking up another one.</text:p>
      <text:p text:style-name="P61"/>
      <text:p text:style-name="P59">___________________________________________________________________________________</text:p>
      <text:p text:style-name="P38"><text:span text:style-name="T31">VI. </text:span><text:span text:style-name="T13">D</text:span><text:span text:style-name="T1">efining “off line” behaviour.</text:span></text:p>
      <text:p text:style-name="P59"/>
      <text:p text:style-name="P42"><text:span text:style-name="T13">1. </text:span><text:span text:style-name="T1">Terrain, assist and trap are types that play “off line”.</text:span></text:p>
      <text:p text:style-name="P34"><text:span text:style-name="T26">2</text:span><text:span text:style-name="T14">. “</text:span><text:span text:style-name="T27">Off </text:span><text:span text:style-name="T1">line” means </text:span><text:span text:style-name="T27">they not belong to the combo, but might as well affect it</text:span><text:span text:style-name="T1">.</text:span></text:p>
      <text:p text:style-name="P62"/>
      <text:p text:style-name="P63">___________________________________________________________________________________</text:p>
      <text:p text:style-name="P39"><text:span text:style-name="T31">VI</text:span><text:span text:style-name="T35">I</text:span><text:span text:style-name="T31">. </text:span><text:span text:style-name="T35">Terrains</text:span><text:span text:style-name="T1">.</text:span></text:p>
      <text:p text:style-name="P63"/>
      <text:p text:style-name="P43"><text:span text:style-name="T35">1</text:span><text:span text:style-name="T13">. </text:span><text:span text:style-name="T1">Terrains a</text:span><text:span text:style-name="T28">re played and stay in game until another Terrain is played by any player.</text:span></text:p>
      <text:p text:style-name="P44"><text:span text:style-name="T35">2</text:span><text:span text:style-name="T1">. When that happens the oldest terrain is destroyed (goes to limbo).</text:span></text:p>
      <text:p text:style-name="P44"><text:span text:style-name="T35">3</text:span><text:span text:style-name="T1">. It naturally means it can only be 1 terrain active during the match </text:span><text:span text:style-name="T29">for both players</text:span><text:span text:style-name="T1">.</text:span></text:p>
      <text:p text:style-name="P45"><text:span text:style-name="T35">4</text:span><text:span text:style-name="T1">. Most cards with a terrain-based effect are able to use even the foe’s terrain.</text:span></text:p>
      <text:p text:style-name="P45"><text:span text:style-name="T35">5</text:span><text:span text:style-name="T13">. </text:span><text:span text:style-name="T1">Some cards may be able to use only owned terrains, but this must be explicit in </text:span><text:span text:style-name="T46">a card </text:span><text:span text:style-name="T1">text.</text:span></text:p>
      <text:p text:style-name="P63"/>
      <text:p text:style-name="P63">___________________________________________________________________________________</text:p>
      <text:p text:style-name="P39"><text:span text:style-name="T31">VI</text:span><text:span text:style-name="T35">II</text:span><text:span text:style-name="T31">. </text:span><text:span text:style-name="T35">Assists.</text:span></text:p>
      <text:p text:style-name="P63"/>
      <text:p text:style-name="P46"><text:span text:style-name="T36">1</text:span><text:span text:style-name="T30">. </text:span><text:span text:style-name="T35">Assist cards use a 2 slot mechanic representing the player’s physical hands.</text:span></text:p>
      <text:p text:style-name="P49"><text:span text:style-name="T39">2. </text:span><text:span text:style-name="T1">This unique feature is represented in card by a closed hand symbol.</text:span></text:p>
      <text:p text:style-name="P47"><text:span text:style-name="T39">3</text:span><text:span text:style-name="T1">. Some assists <text:s/>1 hand while others may </text:span><text:span text:style-name="T45">occupy</text:span><text:span text:style-name="T1"> 2.</text:span></text:p>
      <text:p text:style-name="P48"><text:span text:style-name="T39">4</text:span><text:span text:style-name="T1">. Assists stay playing off line until another assist </text:span><text:span text:style-name="T39">equips</text:span><text:span text:style-name="T1"> the same </text:span><text:span text:style-name="T39">hand </text:span><text:span text:style-name="T1">destroying the old one.</text:span></text:p>
      <text:p text:style-name="P48"><text:span text:style-name="T39">5</text:span><text:span text:style-name="T1">. If an assist occupies 2 </text:span><text:span text:style-name="T39">hands</text:span><text:span text:style-name="T1">, it is destroyed if either </text:span><text:span text:style-name="T39">hand receives a new assist</text:span><text:span text:style-name="T1">.</text:span></text:p>
      <text:p text:style-name="P49"><text:span text:style-name="T1">6</text:span><text:span text:style-name="T13">. </text:span><text:span text:style-name="T1">Assists also have another unique feature, the shield. It is clearly represented by a shield in card.</text:span></text:p>
      <text:p text:style-name="P49"><text:span text:style-name="T13">7. </text:span><text:span text:style-name="T1">Since assists may stay in battle, shields protect them from the foe’s attacks.</text:span></text:p>
      <text:p text:style-name="P49"><text:span text:style-name="T1">8. Attacking an assist </text:span><text:span text:style-name="T44">means making in independent combo line just for it. The same for defending.</text:span></text:p>
      <text:p text:style-name="P69">9. If an assist has GUARDIAN status (another unique type feature), the attacker has to go through it.</text:p>
      <text:p text:style-name="P49"><text:span text:style-name="T13">1</text:span><text:span text:style-name="T58">0</text:span><text:span text:style-name="T1">. Defeating an assist </text:span><text:span text:style-name="T58">(attack </text:span><text:span text:style-name="T59">was greater than</text:span><text:span text:style-name="T58"> defense)</text:span><text:span text:style-name="T1"> means it g</text:span><text:span text:style-name="T41">ets trashed, </text:span><text:span text:style-name="T59">NOT destroyed</text:span><text:span text:style-name="T1">.</text:span></text:p>
      <text:p text:style-name="P50"><text:span text:style-name="T43">1</text:span><text:span text:style-name="T58">1</text:span><text:span text:style-name="T1">. One combo line does not affect another unless explicit in some card text.</text:span></text:p>
      <text:p text:style-name="P50"><text:span text:style-name="T1">1</text:span><text:span text:style-name="T58">2</text:span><text:span text:style-name="T1">. </text:span><text:span text:style-name="T47">It means, for example, that an attack overflow from a line cannot normally go to another one.</text:span></text:p>
      <text:p text:style-name="P64"/>
      <text:p text:style-name="P64"><text:soft-page-break/>___________________________________________________________________________________</text:p>
      <text:p text:style-name="P40"><text:span text:style-name="T47">IX</text:span><text:span text:style-name="T31">. </text:span><text:span text:style-name="T47">Traps</text:span><text:span text:style-name="T35">.</text:span></text:p>
      <text:p text:style-name="P64"/>
      <text:p text:style-name="P51"><text:span text:style-name="T13">1. </text:span><text:span text:style-name="T50">Traps share a bit of one of the assists’ unique features. The hand slots.</text:span></text:p>
      <text:p text:style-name="P70">2. Traps may need 1 or 2 hands to be placed (face down and off line).</text:p>
      <text:p text:style-name="P52"><text:span text:style-name="T1">3. The hands are immediately </text:span><text:span text:style-name="T51">after the placement, but assists that were in the way get destroyed.</text:span></text:p>
      <text:p text:style-name="P71">4. There isn’t a limit to how many traps may be set.</text:p>
      <text:p text:style-name="P71">5. Once a trap is placed it will trigger the first time its effect occurs in game.</text:p>
      <text:p text:style-name="P53"><text:span text:style-name="T1">6. It means players may not choose to </text:span><text:span text:style-name="T52">directly </text:span><text:span text:style-name="T1">activate </text:span><text:span text:style-name="T52">a</text:span><text:span text:style-name="T1"> trap, but may play around with its triggers.</text:span></text:p>
      <text:p text:style-name="P54"><text:span text:style-name="T15">7. </text:span><text:span text:style-name="T1">Some cards may require special conditions to be played, </text:span><text:span text:style-name="T60">even traps!</text:span></text:p>
      <text:p text:style-name="P72">8. These special conditions are called RITUALS, <text:span text:style-name="T86">not traps.</text:span></text:p>
      <text:p text:style-name="P65"/>
      <text:p text:style-name="P27"><text:span text:style-name="T13">___________________________________________________________________________________</text:span><text:span text:style-name="T53">X. Rituals.</text:span></text:p>
      <text:p text:style-name="P73"/>
      <text:p text:style-name="P73">1. <text:span text:style-name="T87">Cards of any type may </text:span>have a ritual.</text:p>
      <text:p text:style-name="P73">2. It means the card can only be played if certain conditions are present.</text:p>
      <text:p text:style-name="P73">3. These rituals may involve cards being present, type of cards present, cards being destroyed, etc.</text:p>
      <text:p text:style-name="P20"><text:span text:style-name="T13"/></text:p>
      <text:p text:style-name="P20"><text:span text:style-name="T13">___________________________________________________________________________________</text:span><text:span text:style-name="T60">XI</text:span><text:span text:style-name="T32">. </text:span><text:span text:style-name="T3">Combat </text:span><text:span text:style-name="T2">r</text:span><text:span text:style-name="T13">ules.</text:span></text:p>
      <text:p text:style-name="P2"/>
      <text:p text:style-name="P9">1. Both decks are shuffled.</text:p>
      <text:p text:style-name="P10"><text:span text:style-name="T73">2</text:span>. The challenger is the <text:span text:style-name="T71">1</text:span><text:span text:style-name="T65">st</text:span><text:span text:style-name="T71"> </text:span>player.</text:p>
      <text:p text:style-name="P11"><text:span text:style-name="T76">3</text:span>. <text:span text:style-name="T75">In the 1</text:span><text:span text:style-name="T66">st</text:span><text:span text:style-name="T74"> turn the 1</text:span><text:span text:style-name="T66">st</text:span><text:span text:style-name="T74"> player draws 5 cards and play</text:span>.</text:p>
      <text:p text:style-name="P9"><text:span text:style-name="T76">4</text:span>. <text:span text:style-name="T75">In the 2</text:span><text:span text:style-name="T64">nd</text:span><text:span text:style-name="T70"> turn the 2</text:span><text:span text:style-name="T64">nd</text:span><text:span text:style-name="T70"> player draws</text:span> <text:span text:style-name="T72">7</text:span> card<text:span text:style-name="T74">s and play</text:span>.</text:p>
      <text:p text:style-name="P9"><text:span text:style-name="T76">5</text:span>. <text:span text:style-name="T75">Henceforth</text:span> <text:span text:style-name="T62">every turn has a standard draw.</text:span></text:p>
      <text:p text:style-name="P28"><text:span text:style-name="T81">6</text:span>. <text:span text:style-name="T77">C</text:span>ards may be drawn by card effects <text:span text:style-name="T77">e</text:span>very turn (including 1<text:span text:style-name="T63">st</text:span> and 2<text:span text:style-name="T63">nd</text:span> <text:span text:style-name="T77">turns</text:span>).</text:p>
      <text:p text:style-name="P78"><text:span text:style-name="T87">7</text:span>. In a standard draw, a player draws until there are 5 cards in hand.</text:p>
      <text:p text:style-name="P79"><text:span text:style-name="T10">8</text:span><text:span text:style-name="T14">. </text:span><text:span text:style-name="T11">There is a 10 card limit to each player’s hand.</text:span></text:p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czar1" svg:font-family="Ecz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5:05:36.050612964</meta:creation-date>
    <dc:date>2018-07-20T04:31:45.231638165</dc:date>
    <meta:editing-duration>PT11H33M36S</meta:editing-duration>
    <meta:editing-cycles>139</meta:editing-cycles>
    <meta:generator>LibreOffice/6.0.5.2$Linux_X86_64 LibreOffice_project/00m0$Build-2</meta:generator>
    <meta:document-statistic meta:table-count="0" meta:image-count="0" meta:object-count="0" meta:page-count="4" meta:paragraph-count="110" meta:word-count="1114" meta:character-count="6907" meta:non-whitespace-character-count="5886"/>
  </office:meta>
</office:document-meta>
</file>